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061cm" svg:y="0.762cm">
            <draw:object draw:notify-on-update-of-ranges="Sheet1.C9:Sheet1.C9 Sheet1.C10:Sheet1.C21 Sheet1.D9:Sheet1.D9 Sheet1.D10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921cm" svg:y="10.83cm">
            <draw:object draw:notify-on-update-of-ranges="Sheet1.C27:Sheet1.C27 Sheet1.C28:Sheet1.C33 Sheet1.D27:Sheet1.D27 Sheet1.D28:Sheet1.D33 Sheet1.C27:Sheet1.C27 Sheet1.C28:Sheet1.C33 Sheet1.E27:Sheet1.E27 Sheet1.E28:Sheet1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.81" calcext:value-type="float">
            <text:p>5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24" calcext:value-type="float">
            <text:p>1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.61" calcext:value-type="float">
            <text:p>10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38" calcext:value-type="float">
            <text:p>1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.82" calcext:value-type="float">
            <text:p>9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0.29" calcext:value-type="float">
            <text:p>1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.35" calcext:value-type="float">
            <text:p>10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.44" calcext:value-type="float">
            <text:p>1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trix Size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Sequential Time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6.35/100" office:value-type="float" office:value="0.1635" calcext:value-type="float">
            <text:p>0.1635</text:p>
          </table:table-cell>
          <table:table-cell table:formula="of:=7.41/100" office:value-type="float" office:value="0.0741" calcext:value-type="float">
            <text:p>0.074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38.58/1000" office:value-type="float" office:value="0.03858" calcext:value-type="float">
            <text:p>0.03858</text:p>
          </table:table-cell>
          <table:table-cell table:formula="of:=23.43/1000" office:value-type="float" office:value="0.02343" calcext:value-type="float">
            <text:p>0.0234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100.64/1000" office:value-type="float" office:value="0.10064" calcext:value-type="float">
            <text:p>0.10064</text:p>
          </table:table-cell>
          <table:table-cell table:formula="of:=429.12/1000" office:value-type="float" office:value="0.42912" calcext:value-type="float">
            <text:p>0.4291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1040.87/1000" office:value-type="float" office:value="1.04087" calcext:value-type="float">
            <text:p>1.04087</text:p>
          </table:table-cell>
          <table:table-cell table:formula="of:=4804.81/1000" office:value-type="float" office:value="4.80481" calcext:value-type="float">
            <text:p>4.80481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9980/1000" office:value-type="float" office:value="9.98" calcext:value-type="float">
            <text:p>9.98</text:p>
          </table:table-cell>
          <table:table-cell table:formula="of:=69990/1000" office:value-type="float" office:value="69.99" calcext:value-type="float">
            <text:p>69.99</text:p>
          </table:table-cell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95520/1000" office:value-type="float" office:value="95.52" calcext:value-type="float">
            <text:p>95.52</text:p>
          </table:table-cell>
          <table:table-cell table:formula="of:=611850/1000" office:value-type="float" office:value="611.85" calcext:value-type="float">
            <text:p>61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01:07:29.886555805</meta:creation-date>
    <dc:date>2021-02-10T01:33:23.446991760</dc:date>
    <meta:editing-duration>PT5M33S</meta:editing-duration>
    <meta:editing-cycles>1</meta:editing-cycles>
    <meta:document-statistic meta:table-count="1" meta:cell-count="47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55cm" svg:y="0.316cm" chart:style-name="ch2">
          <text:p>Time with Respect to Number of Threads</text:p>
        </chart:title>
        <chart:legend chart:legend-position="end" svg:x="13.889cm" svg:y="4.201cm" style:legend-expansion="high" chart:style-name="ch3"/>
        <chart:plot-area chart:style-name="ch4" table:cell-range-address="Sheet1.C9:Sheet1.D21" chart:data-source-has-labels="row" svg:x="1.331cm" svg:y="1.275cm" svg:width="12.238cm" svg:height="6.564cm">
          <chartooo:coordinate-region svg:x="1.952cm" svg:y="1.474cm" svg:width="11.245cm" svg:height="5.718cm"/>
          <chart:axis chart:dimension="x" chart:name="primary-x" chart:style-name="ch5">
            <chart:title svg:x="6.004cm" svg:y="8.019cm" chart:style-name="ch6">
              <text:p>Number of Threads</text:p>
            </chart:title>
          </chart:axis>
          <chart:axis chart:dimension="y" chart:name="primary-y" chart:style-name="ch5">
            <chart:title svg:x="0.451cm" svg:y="5.408cm" chart:style-name="ch7">
              <text:p>Time taken</text:p>
            </chart:title>
            <chart:grid chart:style-name="ch8" chart:class="major"/>
          </chart:axis>
          <chart:series chart:style-name="ch9" chart:values-cell-range-address="Sheet1.D10:Sheet1.D21" chart:label-cell-address="Sheet1.D9:Sheet1.D9" chart:class="chart:scatter">
            <chart:domain table:cell-range-address="Sheet1.C10:Sheet1.C2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0:Sheet1.C21</svg:desc>
                </draw:g>
              </table:table-cell>
              <table:table-cell office:value-type="float" office:value="55.81">
                <text:p>55.81</text:p>
                <draw:g>
                  <svg:desc>Sheet1.D10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">
                <text:p>1750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Time with Respect to Matrix Size</text:p>
        </chart:title>
        <chart:legend chart:legend-position="end" svg:x="12.169cm" svg:y="3.952cm" style:legend-expansion="high" chart:style-name="ch3"/>
        <chart:plot-area chart:style-name="ch4" table:cell-range-address="Sheet1.C27:Sheet1.E33" chart:data-source-has-labels="row" svg:x="1.331cm" svg:y="1.275cm" svg:width="10.518cm" svg:height="6.564cm">
          <chartooo:coordinate-region svg:x="2.138cm" svg:y="1.474cm" svg:width="9.339cm" svg:height="5.718cm"/>
          <chart:axis chart:dimension="x" chart:name="primary-x" chart:style-name="ch5">
            <chart:title svg:x="5.567cm" svg:y="8.019cm" chart:style-name="ch6">
              <text:p>Size of Matrix</text:p>
            </chart:title>
          </chart:axis>
          <chart:axis chart:dimension="y" chart:name="primary-y" chart:style-name="ch5">
            <chart:title svg:x="0.451cm" svg:y="5.633cm" chart:style-name="ch7">
              <text:p>Time taken (s)</text:p>
            </chart:title>
            <chart:grid chart:style-name="ch8" chart:class="major"/>
          </chart:axis>
          <chart:series chart:style-name="ch9" chart:values-cell-range-address="Sheet1.D28:Sheet1.D33" chart:label-cell-address="Sheet1.D27:Sheet1.D27" chart:class="chart:scatter">
            <chart:domain table:cell-range-address="Sheet1.C28:Sheet1.C33"/>
            <chart:data-point chart:repeated="6"/>
          </chart:series>
          <chart:series chart:style-name="ch10" chart:values-cell-range-address="Sheet1.E28:Sheet1.E33" chart:label-cell-address="Sheet1.E27:Sheet1.E2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allel Time</text:p>
                <draw:g>
                  <svg:desc>Sheet1.D27:Sheet1.D27</svg:desc>
                </draw:g>
              </table:table-cell>
              <table:table-cell office:value-type="string">
                <text:p>Sequential Time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8:Sheet1.C33</svg:desc>
                </draw:g>
              </table:table-cell>
              <table:table-cell office:value-type="float" office:value="0.1635">
                <text:p>0.1635</text:p>
                <draw:g>
                  <svg:desc>Sheet1.D28:Sheet1.D33</svg:desc>
                </draw:g>
              </table:table-cell>
              <table:table-cell office:value-type="float" office:value="0.0741">
                <text:p>0.0741</text:p>
                <draw:g>
                  <svg:desc>Sheet1.E28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3858">
                <text:p>0.03858</text:p>
              </table:table-cell>
              <table:table-cell office:value-type="float" office:value="0.02343">
                <text:p>0.02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10064">
                <text:p>0.10064</text:p>
              </table:table-cell>
              <table:table-cell office:value-type="float" office:value="0.42912">
                <text:p>0.42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087">
                <text:p>1.04087</text:p>
              </table:table-cell>
              <table:table-cell office:value-type="float" office:value="4.80481">
                <text:p>4.80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9.98">
                <text:p>9.98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95.52">
                <text:p>95.52</text:p>
              </table:table-cell>
              <table:table-cell office:value-type="float" office:value="611.85">
                <text:p>611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